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8c6" officeooo:paragraph-rsid="001ed8c6"/>
    </style:style>
    <style:style style:name="P2" style:family="paragraph" style:parent-style-name="Standard">
      <style:text-properties officeooo:rsid="001ed8c6" officeooo:paragraph-rsid="001ed8c6"/>
    </style:style>
    <style:style style:name="T1" style:family="text">
      <style:text-properties officeooo:rsid="00208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«key»: «afgt3532&amp;2hd»,</text:p>
      <text:p text:style-name="P1">«<text:span text:style-name="T1">name</text:span>»: «<text:span text:style-name="T1">fixorg</text:span>»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21:41:28.979211655</meta:creation-date>
    <meta:generator>LibreOffice/7.3.7.2$Linux_X86_64 LibreOffice_project/30$Build-2</meta:generator>
    <dc:date>2023-11-07T21:44:15.202360250</dc:date>
    <meta:editing-duration>PT1M42S</meta:editing-duration>
    <meta:editing-cycles>2</meta:editing-cycles>
    <meta:document-statistic meta:table-count="0" meta:image-count="0" meta:object-count="0" meta:page-count="1" meta:paragraph-count="4" meta:word-count="6" meta:character-count="40" meta:non-whitespace-character-count="38"/>
  </office:meta>
</office:document-meta>
</file>